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D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rris 2</text:p>
          </table:table-cell>
          <table:table-cell office:value-type="string">
            <text:p>AD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D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D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D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mryn Siemens</text:p>
          </table:table-cell>
          <table:table-cell office:value-type="string">
            <text:p>Morris 2</text:p>
          </table:table-cell>
          <table:table-cell office:value-type="string">
            <text:p>A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alia Bartel</text:p>
          </table:table-cell>
          <table:table-cell office:value-type="string">
            <text:p>Morris 2</text:p>
          </table:table-cell>
          <table:table-cell office:value-type="string">
            <text:p>A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nnah Bartel</text:p>
          </table:table-cell>
          <table:table-cell office:value-type="string">
            <text:p>Morris 2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D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8:35.12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